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officeooo:paragraph-rsid="00089904"/>
    </style:style>
    <style:style style:name="P2" style:family="paragraph" style:parent-style-name="Normal_20__28_Web_29_">
      <style:paragraph-properties fo:margin-top="0cm" fo:margin-bottom="0.466cm" loext:contextual-spacing="false"/>
      <style:text-properties officeooo:paragraph-rsid="00089904"/>
    </style:style>
    <style:style style:name="P3" style:family="paragraph" style:parent-style-name="Normal_20__28_Web_29_">
      <style:paragraph-properties fo:margin-top="0cm" fo:margin-bottom="0cm" loext:contextual-spacing="false"/>
      <style:text-properties officeooo:paragraph-rsid="00089904"/>
    </style:style>
    <style:style style:name="P4" style:family="paragraph" style:parent-style-name="Preformatted_20_Text">
      <loext:graphic-properties draw:fill="solid" draw:fill-color="#f8f9fa" draw:opacity="100%"/>
      <style:paragraph-properties fo:margin-left="0cm" fo:margin-right="0cm" fo:margin-top="0cm" fo:margin-bottom="0cm" loext:contextual-spacing="false" style:line-height-at-least="0.953cm" fo:text-align="start" style:justify-single-word="false" fo:orphans="2" fo:widows="2" fo:text-indent="0cm" style:auto-text-indent="false" fo:background-color="#f8f9fa" fo:padding="0cm" fo:border="none" style:writing-mode="lr-tb"/>
      <style:text-properties fo:font-variant="normal" fo:text-transform="none" fo:color="#202124" style:font-name="inherit" fo:font-size="21pt" fo:letter-spacing="normal" fo:language="fr" fo:country="FR" fo:font-style="normal" fo:font-weight="normal"/>
    </style:style>
    <style:style style:name="P5" style:family="paragraph" style:parent-style-name="Standard" style:list-style-name="">
      <loext:graphic-properties draw:fill="solid" draw:fill-color="#ffffff"/>
      <style:paragraph-properties fo:margin-top="0cm" fo:margin-bottom="0.169cm" loext:contextual-spacing="false" fo:line-height="100%" fo:background-color="#ffffff"/>
      <style:text-properties fo:color="#161513" style:font-name="Segoe UI" fo:language="en" fo:country="US" officeooo:paragraph-rsid="00089904" fo:background-color="#ffffff" style:font-name-complex="Segoe UI1"/>
    </style:style>
    <style:style style:name="T1" style:family="text">
      <style:text-properties fo:color="#161513" style:font-name="Segoe UI" fo:language="en" fo:country="US" fo:background-color="#ffffff" loext:char-shading-value="0" style:font-name-complex="Segoe UI1"/>
    </style:style>
    <style:style style:name="T2" style:family="text">
      <style:text-properties fo:color="#006b8f" style:font-name="Segoe UI" fo:language="en" fo:country="US" style:text-underline-style="none" fo:background-color="#ffffff" loext:char-shading-value="0" style:font-name-complex="Segoe UI1"/>
    </style:style>
    <style:style style:name="T3" style:family="text">
      <style:text-properties fo:color="#006b8f" fo:language="en" fo:country="US"/>
    </style:style>
    <style:style style:name="T4" style:family="text">
      <style:text-properties style:font-name="inherit1" fo:language="en" fo:country="US"/>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tw-target-text"/>Qu'est-ce qu'une base de données relationnelle</text:p>
      <text:p text:style-name="Text_20_body"/>
      <text:h text:style-name="P5" text:outline-level="1">Une base de données relationnelle est un type de base de données qui stocke et donne accès à des points de données liés les uns aux autres. Les bases de données relationnelles sont basées sur le modèle relationnel, un moyen intuitif et simple de représenter les données dans des tableaux. Dans une base de données relationnelle, chaque ligne de la table est un enregistrement avec un identifiant unique appelé clé. Les colonnes du tableau contiennent les attributs des données et chaque enregistrement a généralement une valeur pour chaque attribut, ce qui facilite l'établissement des relations entre les points de données.</text:h>
      <text:h text:style-name="P5" text:outline-level="1"/>
      <text:h text:style-name="P5" text:outline-level="1">Un exemple de base de données relationnelle</text:h>
      <text:h text:style-name="P5" text:outline-level="1">Voici un exemple simple de deux tables qu'une petite entreprise pourrait utiliser pour traiter les commandes de ses produits. La première table est une table d'informations client, de sorte que chaque enregistrement comprend le nom, l'adresse, les informations d'expédition et de facturation, le numéro de téléphone et d'autres informations de contact. Chaque bit d'information (chaque attribut) est dans sa propre colonne, et la base de données attribue un identifiant unique (une clé) à chaque ligne. Dans la deuxième table, une table de commande client, chaque enregistrement inclut l'ID du client qui a passé la commande, le produit commandé, la quantité, la taille et la couleur sélectionnées, etc., mais pas le nom ou les coordonnées du client.</text:h>
      <text:h text:style-name="P5" text:outline-level="1">Ces deux tables n'ont qu'un point commun : la colonne ID (la clé). Mais à cause de cette colonne commune, la base de données relationnelle peut créer une relation entre les deux tables. Ensuite, lorsque l'application de traitement des commandes de l'entreprise soumet une commande à la base de données, la base de données peut accéder à la table de commande client, extraire les informations correctes sur la commande de produit et utiliser l'ID client de cette table pour rechercher la facturation et l'expédition du client. informations dans le tableau des informations client. L'entrepôt peut alors tirer le bon produit, le client peut recevoir la livraison en temps opportun de la commande et l'entreprise peut être payée.</text:h>
      <text:h text:style-name="P5" text:outline-level="1">Comment sont structurées les bases de données relationnelles</text:h>
      <text:h text:style-name="P5" text:outline-level="1">Le modèle relationnel signifie que les structures de données logiques (les tables de données, les vues et les index) sont séparées des structures de stockage physiques. Cette séparation signifie que les administrateurs de base de données peuvent gérer le stockage physique des données sans affecter l'accès à ces données en tant que structure logique. Par exemple, renommer un fichier de base de données ne renomme pas les tables qui y sont stockées.</text:h>
      <text:h text:style-name="P5" text:outline-level="1">La distinction entre logique et physique s'applique également aux opérations de base de données, qui sont des actions clairement définies qui permettent aux applications de manipuler les données et les structures de la base de données. Les opérations logiques permettent à une application de spécifier le contenu dont elle a besoin, et les opérations physiques déterminent comment accéder à ces données, puis exécutent la tâche.</text:h>
      <text:h text:style-name="P5" text:outline-level="1"><text:soft-page-break/>Pour s'assurer que les données sont toujours exactes et accessibles, les bases de données relationnelles suivent certaines règles d'intégrité. Par exemple, une règle d'intégrité peut spécifier que les lignes en double ne sont pas autorisées dans une table afin d'éliminer le potentiel d'informations erronées entrant dans la base de données.</text:h>
      <text:h text:style-name="P5" text:outline-level="1"/>
      <text:h text:style-name="P5" text:outline-level="1"/>
      <text:h text:style-name="P5" text:outline-level="1"/>
      <text:h text:style-name="P5" text:outline-level="1"/>
      <text:h text:style-name="P5" text:outline-level="1"/>
      <text:h text:style-name="P5" text:outline-level="1"/>
      <text:p text:style-name="Title">Sqlite vs MySQL vs PostgreSQL : une comparaison des bases de données relationnelles</text:p>
      <text:p text:style-name="Text_20_body"/>
      <text:p text:style-name="Text_20_body"/>
      <text:p text:style-name="Text_20_body">Les systèmes de gestion de bases de données relationnelles (RDBMS) sont l'un des systèmes de gestion de bases de données les plus utilisés au monde. Basées sur le modèle relationnel inventé par Edgar F. Codd, ces bases de données stockent les données sous forme de tables et permettent de relier les données en établissant une relation entre les tables. Il en résulte un mécanisme de stockage de données efficace dans lequel les données peuvent être référencées ailleurs dans la base de données.</text:p>
      <text:p text:style-name="Text_20_body">Plus sur le sujet :</text:p>
      <text:p text:style-name="Text_20_body"><text:s text:c="5"/>• Envoi des métriques AWS Lambda à Logz.io</text:p>
      <text:p text:style-name="Text_20_body"><text:s text:c="5"/>• Le traçage distribué peut-il remplacer la journalisation ?</text:p>
      <text:p text:style-name="Text_20_body"><text:s text:c="5"/>• Observabilité complète avec votre application Node.js</text:p>
      <text:p text:style-name="Text_20_body">Dans cet article, nous comparons trois des SGBDR open source les plus populaires du marché. La comparaison se penche sur les différences d'architecture, de continuité des activités, de cas d'utilisation et de support qui vous aident à prendre une décision éclairée tout en poursuivant les systèmes de base de données pour votre applic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inherit1"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20:14:25.116024002</meta:creation-date>
    <dc:date>2022-03-27T20:21:24.453316499</dc:date>
    <meta:editing-duration>PT6M59S</meta:editing-duration>
    <meta:editing-cycles>1</meta:editing-cycles>
    <meta:document-statistic meta:table-count="0" meta:image-count="0" meta:object-count="0" meta:page-count="2" meta:paragraph-count="16" meta:word-count="718" meta:character-count="4577" meta:non-whitespace-character-count="3860"/>
    <meta:generator>LibreOffice/6.4.7.2$Linux_X86_64 LibreOffice_project/40$Build-2</meta:generator>
  </office:meta>
</office:document-meta>
</file>